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4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8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8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8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8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8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9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9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9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0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0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0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4"/>
          <table:table-cell table:content-validation-name="val10"/>
          <table:table-cell table:content-validation-name="val6"/>
          <table:table-cell table:number-columns-repeated="2"/>
        </table:table-row>
        <table:table-row table:style-name="ro1" table:number-rows-repeated="16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7:32:13.247239648</meta:creation-date>
    <dc:date>2023-09-24T23:57:50.202000000</dc:date>
    <meta:editing-duration>P1DT11H9M35S</meta:editing-duration>
    <meta:editing-cycles>108</meta:editing-cycles>
    <meta:generator>LibreOffice/7.2.7.2$Windows_X86_64 LibreOffice_project/8d71d29d553c0f7dcbfa38fbfda25ee34cce99a2</meta:generator>
    <meta:document-statistic meta:table-count="13" meta:cell-count="429" meta:object-count="0"/>
  </office:meta>
</office:document-meta>
</file>